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, Menlo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14df83"/>
    </style:style>
    <style:style style:name="T1" style:family="text">
      <style:text-properties fo:font-variant="normal" fo:text-transform="none" fo:color="#0000cd" loext:opacity="100%" style:font-name="Consolas" fo:font-size="11.25pt" fo:letter-spacing="normal" fo:font-style="normal" fo:font-weight="normal"/>
    </style:style>
    <style:style style:name="T2" style:family="text">
      <style:text-properties fo:font-variant="normal" fo:text-transform="none" fo:color="#a52a2a" loext:opacity="100%" style:font-name="Consolas" fo:font-size="11.25pt" fo:letter-spacing="normal" fo:font-style="normal" fo:font-weight="normal"/>
    </style:style>
    <style:style style:name="T3" style:family="text">
      <style:text-properties fo:font-variant="normal" fo:text-transform="none" fo:color="#ff0000" loext:opacity="100%" style:font-name="Consolas" fo:font-size="11.25pt" fo:letter-spacing="normal" fo:font-style="normal" fo:font-weight="normal"/>
    </style:style>
    <style:style style:name="T4" style:family="text">
      <style:text-properties fo:font-variant="normal" fo:text-transform="none" fo:color="#000000" loext:opacity="100%" style:font-name="Consolas" fo:font-size="11.2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&lt;</text:span><text:span text:style-name="T2">!DOCTYPE</text:span><text:span text:style-name="T3"> html</text:span><text:span text:style-name="T1">&gt;</text:span><text:line-break/><text:span text:style-name="T1">&lt;</text:span><text:span text:style-name="T2">html</text:span><text:span text:style-name="T1">&gt;</text:span><text:line-break/><text:span text:style-name="T1">&lt;</text:span><text:span text:style-name="T2">head</text:span><text:span text:style-name="T1">&gt;</text:span><text:line-break/><text:span text:style-name="T1">&lt;</text:span><text:span text:style-name="T2">title</text:span><text:span text:style-name="T1">&gt;</text:span><text:span text:style-name="T4">Page Title</text:span><text:span text:style-name="T1">&lt;</text:span><text:span text:style-name="T2">/title</text:span><text:span text:style-name="T1">&gt;</text:span><text:line-break/><text:span text:style-name="T1">&lt;</text:span><text:span text:style-name="T2">/head</text:span><text:span text:style-name="T1">&gt;</text:span><text:line-break/><text:span text:style-name="T1">&lt;</text:span><text:span text:style-name="T2">body</text:span><text:span text:style-name="T1">&gt;</text:span><text:line-break/><text:line-break/><text:span text:style-name="T1">&lt;</text:span><text:span text:style-name="T2">h1</text:span><text:span text:style-name="T1">&gt;</text:span><text:span text:style-name="T4">This is a Heading</text:span><text:span text:style-name="T1">&lt;</text:span><text:span text:style-name="T2">/h1</text:span><text:span text:style-name="T1">&gt;</text:span><text:line-break/><text:span text:style-name="T1">&lt;</text:span><text:span text:style-name="T2">p</text:span><text:span text:style-name="T1">&gt;</text:span><text:span text:style-name="T4">This is a paragraph.</text:span><text:span text:style-name="T1">&lt;</text:span><text:span text:style-name="T2">/p</text:span><text:span text:style-name="T1">&gt;</text:span><text:line-break/><text:line-break/><text:span text:style-name="T1">&lt;</text:span><text:span text:style-name="T2">/body</text:span><text:span text:style-name="T1">&gt;</text:span><text:line-break/><text:span text:style-name="T1">&lt;</text:span><text:span text:style-name="T2">/html</text:span><text:span text:style-name="T1">&gt;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, Menlo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0T00:01:30.933732518</meta:creation-date>
    <dc:date>2024-08-10T00:02:50.481089798</dc:date>
    <meta:editing-duration>PT1M21S</meta:editing-duration>
    <meta:editing-cycles>1</meta:editing-cycles>
    <meta:document-statistic meta:table-count="0" meta:image-count="0" meta:object-count="0" meta:page-count="1" meta:paragraph-count="1" meta:word-count="18" meta:character-count="143" meta:non-whitespace-character-count="124"/>
    <meta:generator>LibreOffice/7.6.7.2$Linux_X86_64 LibreOffice_project/60$Build-2</meta:generator>
  </office:meta>
</office:document-meta>
</file>